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text-indent="0in" style:auto-text-indent="false" style:writing-mode="lr-tb"/>
    </style:style>
    <style:style style:name="P2" style:family="paragraph" style:parent-style-name="Text_20_body">
      <style:paragraph-properties style:writing-mode="lr-tb"/>
    </style:style>
    <style:style style:name="P3" style:family="paragraph" style:parent-style-name="Text_20_body">
      <style:paragraph-properties fo:margin-left="0in" fo:margin-right="0in" fo:text-indent="0in" style:auto-text-indent="false" style:writing-mode="lr-tb"/>
      <style:text-properties officeooo:rsid="001c35e3" officeooo:paragraph-rsid="001c35e3"/>
    </style:style>
    <style:style style:name="P4" style:family="paragraph" style:parent-style-name="Text_20_body">
      <style:paragraph-properties fo:margin-left="0in" fo:margin-right="0in" fo:text-indent="0in" style:auto-text-indent="false" style:writing-mode="lr-tb"/>
      <style:text-properties officeooo:rsid="001c35e3" officeooo:paragraph-rsid="003708b4"/>
    </style:style>
    <style:style style:name="P5" style:family="paragraph" style:parent-style-name="Text_20_body">
      <style:paragraph-properties fo:margin-left="0in" fo:margin-right="0in" fo:text-indent="0in" style:auto-text-indent="false" style:writing-mode="lr-tb"/>
      <style:text-properties officeooo:rsid="001dc29b" officeooo:paragraph-rsid="001dc29b"/>
    </style:style>
    <style:style style:name="P6" style:family="paragraph" style:parent-style-name="Standard">
      <style:text-properties officeooo:rsid="00256540" officeooo:paragraph-rsid="00256540"/>
    </style:style>
    <style:style style:name="P7" style:family="paragraph" style:parent-style-name="Text_20_body">
      <style:paragraph-properties fo:margin-left="0in" fo:margin-right="0in" fo:text-indent="0in" style:auto-text-indent="false" style:writing-mode="lr-tb"/>
      <style:text-properties officeooo:rsid="001e5ffc" officeooo:paragraph-rsid="001e5ffc"/>
    </style:style>
    <style:style style:name="P8" style:family="paragraph" style:parent-style-name="Text_20_body">
      <style:paragraph-properties fo:margin-left="0in" fo:margin-right="0in" fo:text-indent="0in" style:auto-text-indent="false" style:writing-mode="lr-tb"/>
      <style:text-properties officeooo:paragraph-rsid="001f8078"/>
    </style:style>
    <style:style style:name="P9" style:family="paragraph" style:parent-style-name="Text_20_body">
      <style:paragraph-properties fo:margin-left="0in" fo:margin-right="0in" fo:text-indent="0in" style:auto-text-indent="false" style:writing-mode="lr-tb"/>
      <style:text-properties officeooo:rsid="0028eda9" officeooo:paragraph-rsid="0028eda9"/>
    </style:style>
    <style:style style:name="P10" style:family="paragraph" style:parent-style-name="Text_20_body">
      <style:paragraph-properties fo:margin-left="0in" fo:margin-right="0in" fo:text-indent="0in" style:auto-text-indent="false" style:writing-mode="lr-tb"/>
      <style:text-properties officeooo:paragraph-rsid="0028eda9"/>
    </style:style>
    <style:style style:name="P11" style:family="paragraph" style:parent-style-name="Text_20_body">
      <style:paragraph-properties fo:margin-left="0in" fo:margin-right="0in" fo:text-indent="0in" style:auto-text-indent="false" style:writing-mode="lr-tb"/>
      <style:text-properties officeooo:rsid="003838fb" officeooo:paragraph-rsid="003838fb"/>
    </style:style>
    <style:style style:name="P12" style:family="paragraph" style:parent-style-name="Heading_20_1" style:list-style-name="L1">
      <style:paragraph-properties style:writing-mode="lr-tb"/>
      <style:text-properties fo:font-size="10pt" officeooo:paragraph-rsid="00310398" style:font-size-asian="10pt" style:font-size-complex="10pt"/>
    </style:style>
    <style:style style:name="P13" style:family="paragraph" style:parent-style-name="Heading_20_1" style:list-style-name="L1">
      <style:paragraph-properties style:writing-mode="lr-tb"/>
      <style:text-properties fo:font-size="10.5pt" fo:language="es" fo:country="ES" fo:font-style="italic" officeooo:rsid="002a013b" officeooo:paragraph-rsid="00326b02" style:font-size-asian="10.5pt" style:font-size-complex="10.5pt"/>
    </style:style>
    <style:style style:name="P14" style:family="paragraph" style:parent-style-name="Text_20_body" style:list-style-name="L1">
      <style:paragraph-properties style:writing-mode="lr-tb"/>
      <style:text-properties officeooo:paragraph-rsid="00310398"/>
    </style:style>
    <style:style style:name="P15" style:family="paragraph" style:parent-style-name="Text_20_body" style:list-style-name="L1">
      <style:paragraph-properties style:writing-mode="lr-tb"/>
      <style:text-properties officeooo:paragraph-rsid="001fecea"/>
    </style:style>
    <style:style style:name="P16" style:family="paragraph" style:parent-style-name="Text_20_body" style:list-style-name="L1">
      <style:paragraph-properties style:writing-mode="lr-tb"/>
      <style:text-properties officeooo:paragraph-rsid="00335f98"/>
    </style:style>
    <style:style style:name="P17" style:family="paragraph" style:parent-style-name="Text_20_body" style:list-style-name="L1">
      <style:paragraph-properties style:writing-mode="lr-tb"/>
      <style:text-properties officeooo:paragraph-rsid="00326b02"/>
    </style:style>
    <style:style style:name="P18" style:family="paragraph" style:parent-style-name="Text_20_body" style:list-style-name="L1">
      <style:paragraph-properties style:writing-mode="lr-tb"/>
      <style:text-properties officeooo:paragraph-rsid="002ecddf"/>
    </style:style>
    <style:style style:name="P19" style:family="paragraph" style:parent-style-name="Text_20_body" style:list-style-name="L1">
      <style:paragraph-properties style:writing-mode="lr-tb"/>
      <style:text-properties officeooo:paragraph-rsid="00346388"/>
    </style:style>
    <style:style style:name="P20" style:family="paragraph" style:parent-style-name="Text_20_body" style:list-style-name="L1">
      <style:paragraph-properties style:writing-mode="lr-tb"/>
      <style:text-properties officeooo:rsid="00268739" officeooo:paragraph-rsid="00326b02"/>
    </style:style>
    <style:style style:name="P21" style:family="paragraph" style:parent-style-name="Text_20_body" style:list-style-name="L1">
      <style:paragraph-properties style:writing-mode="lr-tb"/>
      <style:text-properties officeooo:rsid="00268739" officeooo:paragraph-rsid="00268739"/>
    </style:style>
    <style:style style:name="P22" style:family="paragraph" style:parent-style-name="Text_20_body" style:list-style-name="L1">
      <style:paragraph-properties style:writing-mode="lr-tb"/>
      <style:text-properties fo:language="es" fo:country="ES" fo:font-style="italic" officeooo:rsid="002d343c" officeooo:paragraph-rsid="00326b02"/>
    </style:style>
    <style:style style:name="P23" style:family="paragraph" style:parent-style-name="Text_20_body" style:list-style-name="L1">
      <style:paragraph-properties style:writing-mode="lr-tb"/>
      <style:text-properties fo:language="es" fo:country="ES" fo:font-style="italic" officeooo:rsid="002d343c" officeooo:paragraph-rsid="002d343c"/>
    </style:style>
    <style:style style:name="P24" style:family="paragraph" style:parent-style-name="Text_20_body" style:list-style-name="L1">
      <style:paragraph-properties style:writing-mode="lr-tb"/>
      <style:text-properties fo:language="es" fo:country="ES" fo:font-style="italic" officeooo:rsid="002199ba" officeooo:paragraph-rsid="002199ba"/>
    </style:style>
    <style:style style:name="P25" style:family="paragraph" style:parent-style-name="Text_20_body" style:list-style-name="L1">
      <style:paragraph-properties style:writing-mode="lr-tb"/>
      <style:text-properties fo:language="es" fo:country="ES" fo:font-style="italic" officeooo:rsid="002199ba" officeooo:paragraph-rsid="00239bcf"/>
    </style:style>
    <style:style style:name="P26" style:family="paragraph" style:parent-style-name="Text_20_body" style:list-style-name="L1">
      <style:paragraph-properties style:writing-mode="lr-tb"/>
      <style:text-properties fo:language="es" fo:country="ES" fo:font-style="italic" officeooo:rsid="0021bda9" officeooo:paragraph-rsid="0021bda9"/>
    </style:style>
    <style:style style:name="P27" style:family="paragraph" style:parent-style-name="Text_20_body" style:list-style-name="L1">
      <style:paragraph-properties style:writing-mode="lr-tb"/>
      <style:text-properties fo:language="es" fo:country="ES" fo:font-style="italic" officeooo:rsid="002a013b" officeooo:paragraph-rsid="002a013b"/>
    </style:style>
    <style:style style:name="P28" style:family="paragraph" style:parent-style-name="Text_20_body" style:list-style-name="L1">
      <style:paragraph-properties style:writing-mode="lr-tb"/>
      <style:text-properties fo:language="es" fo:country="ES" fo:font-style="italic" officeooo:rsid="002a013b" officeooo:paragraph-rsid="003a02f9"/>
    </style:style>
    <style:style style:name="P29" style:family="paragraph" style:parent-style-name="Text_20_body" style:list-style-name="L1">
      <style:paragraph-properties style:writing-mode="lr-tb"/>
      <style:text-properties fo:language="es" fo:country="ES" fo:font-style="italic" officeooo:rsid="002a013b" officeooo:paragraph-rsid="00326b02"/>
    </style:style>
    <style:style style:name="P30" style:family="paragraph" style:parent-style-name="Text_20_body" style:list-style-name="L1">
      <style:paragraph-properties style:writing-mode="lr-tb"/>
      <style:text-properties fo:language="es" fo:country="ES" fo:font-style="italic" officeooo:rsid="00335f98" officeooo:paragraph-rsid="00335f98"/>
    </style:style>
    <style:style style:name="P31" style:family="paragraph" style:parent-style-name="Text_20_body" style:list-style-name="L1">
      <style:paragraph-properties style:writing-mode="lr-tb"/>
      <style:text-properties fo:language="es" fo:country="ES" fo:font-style="italic" officeooo:rsid="003279bf" officeooo:paragraph-rsid="003279bf"/>
    </style:style>
    <style:style style:name="P32" style:family="paragraph" style:parent-style-name="Text_20_body" style:list-style-name="L1">
      <style:paragraph-properties style:writing-mode="lr-tb"/>
      <style:text-properties fo:language="es" fo:country="ES" fo:font-style="italic" officeooo:rsid="002bcc69" officeooo:paragraph-rsid="00326b02"/>
    </style:style>
    <style:style style:name="P33" style:family="paragraph" style:parent-style-name="Text_20_body" style:list-style-name="L1">
      <style:paragraph-properties style:writing-mode="lr-tb"/>
      <style:text-properties fo:language="es" fo:country="ES" fo:font-style="italic" officeooo:rsid="002c2403" officeooo:paragraph-rsid="00335f98"/>
    </style:style>
    <style:style style:name="P34" style:family="paragraph" style:parent-style-name="Text_20_body" style:list-style-name="L1">
      <style:paragraph-properties style:writing-mode="lr-tb"/>
      <style:text-properties fo:language="es" fo:country="ES" fo:font-style="italic" officeooo:rsid="002c2403" officeooo:paragraph-rsid="002c2403"/>
    </style:style>
    <style:style style:name="P35" style:family="paragraph" style:parent-style-name="Text_20_body" style:list-style-name="L1">
      <style:paragraph-properties style:writing-mode="lr-tb"/>
      <style:text-properties officeooo:rsid="002a013b" officeooo:paragraph-rsid="002a013b"/>
    </style:style>
    <style:style style:name="P36" style:family="paragraph" style:parent-style-name="Text_20_body" style:list-style-name="L1">
      <style:paragraph-properties style:writing-mode="lr-tb"/>
      <style:text-properties officeooo:rsid="00310398" officeooo:paragraph-rsid="00310398"/>
    </style:style>
    <style:style style:name="P37" style:family="paragraph" style:parent-style-name="Text_20_body" style:list-style-name="L1">
      <style:paragraph-properties style:writing-mode="lr-tb"/>
      <style:text-properties officeooo:rsid="0030d05e" officeooo:paragraph-rsid="00310398"/>
    </style:style>
    <style:style style:name="P38" style:family="paragraph" style:parent-style-name="Text_20_body" style:list-style-name="L1">
      <style:paragraph-properties style:writing-mode="lr-tb"/>
      <style:text-properties officeooo:rsid="002199ba" officeooo:paragraph-rsid="002199ba"/>
    </style:style>
    <style:style style:name="P39" style:family="paragraph" style:parent-style-name="Text_20_body" style:list-style-name="L1">
      <style:paragraph-properties style:writing-mode="lr-tb"/>
      <style:text-properties officeooo:rsid="001f8078" officeooo:paragraph-rsid="00326b02"/>
    </style:style>
    <style:style style:name="P40" style:family="paragraph" style:parent-style-name="Text_20_body" style:list-style-name="L1">
      <style:paragraph-properties style:writing-mode="lr-tb"/>
      <style:text-properties officeooo:rsid="001f8078" officeooo:paragraph-rsid="001f8078"/>
    </style:style>
    <style:style style:name="P41" style:family="paragraph" style:parent-style-name="Text_20_body" style:list-style-name="L1">
      <style:paragraph-properties style:writing-mode="lr-tb"/>
      <style:text-properties officeooo:rsid="0033f3d9" officeooo:paragraph-rsid="0033f3d9"/>
    </style:style>
    <style:style style:name="P42" style:family="paragraph" style:parent-style-name="Text_20_body" style:list-style-name="L1">
      <style:paragraph-properties style:writing-mode="lr-tb"/>
      <style:text-properties officeooo:rsid="00335f98" officeooo:paragraph-rsid="00335f98"/>
    </style:style>
    <style:style style:name="P43" style:family="paragraph" style:parent-style-name="Text_20_body" style:list-style-name="L1">
      <style:paragraph-properties style:writing-mode="lr-tb"/>
      <style:text-properties officeooo:rsid="003279bf" officeooo:paragraph-rsid="003279bf"/>
    </style:style>
    <style:style style:name="P44" style:family="paragraph" style:parent-style-name="Text_20_body" style:list-style-name="L1">
      <style:paragraph-properties style:writing-mode="lr-tb"/>
      <style:text-properties officeooo:rsid="002ecddf" officeooo:paragraph-rsid="002ecddf"/>
    </style:style>
    <style:style style:name="T1" style:family="text">
      <style:text-properties officeooo:rsid="001dc29b"/>
    </style:style>
    <style:style style:name="T2" style:family="text">
      <style:text-properties officeooo:rsid="001e5ffc"/>
    </style:style>
    <style:style style:name="T3" style:family="text">
      <style:text-properties fo:font-weight="bold"/>
    </style:style>
    <style:style style:name="T4" style:family="text">
      <style:text-properties officeooo:rsid="001f8078"/>
    </style:style>
    <style:style style:name="T5" style:family="text">
      <style:text-properties officeooo:rsid="001fecea"/>
    </style:style>
    <style:style style:name="T6" style:family="text">
      <style:text-properties officeooo:rsid="002199ba"/>
    </style:style>
    <style:style style:name="T7" style:family="text">
      <style:text-properties officeooo:rsid="0021bda9"/>
    </style:style>
    <style:style style:name="T8" style:family="text">
      <style:text-properties officeooo:rsid="0028eda9"/>
    </style:style>
    <style:style style:name="T9" style:family="text">
      <style:text-properties fo:font-variant="normal" fo:text-transform="none"/>
    </style:style>
    <style:style style:name="T10" style:family="text">
      <style:text-properties officeooo:rsid="002a013b"/>
    </style:style>
    <style:style style:name="T11" style:family="text">
      <style:text-properties fo:font-style="italic"/>
    </style:style>
    <style:style style:name="T12" style:family="text">
      <style:text-properties officeooo:rsid="002bcc69"/>
    </style:style>
    <style:style style:name="T13" style:family="text">
      <style:text-properties officeooo:rsid="002c2403"/>
    </style:style>
    <style:style style:name="T14" style:family="text">
      <style:text-properties officeooo:rsid="002d343c"/>
    </style:style>
    <style:style style:name="T15" style:family="text">
      <style:text-properties officeooo:rsid="002ecddf"/>
    </style:style>
    <style:style style:name="T16" style:family="text">
      <style:text-properties fo:language="es" fo:country="ES" fo:font-style="italic" officeooo:rsid="002ecddf"/>
    </style:style>
    <style:style style:name="T17" style:family="text">
      <style:text-properties officeooo:rsid="00304cce"/>
    </style:style>
    <style:style style:name="T18" style:family="text">
      <style:text-properties officeooo:rsid="0030d05e"/>
    </style:style>
    <style:style style:name="T19" style:family="text">
      <style:text-properties officeooo:rsid="00310398"/>
    </style:style>
    <style:style style:name="T20" style:family="text">
      <style:text-properties fo:font-size="10pt" officeooo:rsid="00310398" style:font-size-asian="10pt" style:font-size-complex="10pt"/>
    </style:style>
    <style:style style:name="T21" style:family="text">
      <style:text-properties officeooo:rsid="00326b02"/>
    </style:style>
    <style:style style:name="T22" style:family="text">
      <style:text-properties officeooo:rsid="003279bf"/>
    </style:style>
    <style:style style:name="T23" style:family="text">
      <style:text-properties style:text-position="super 58%"/>
    </style:style>
    <style:style style:name="T24" style:family="text">
      <style:text-properties officeooo:rsid="0032f708"/>
    </style:style>
    <style:style style:name="T25" style:family="text">
      <style:text-properties officeooo:rsid="00335f98"/>
    </style:style>
    <style:style style:name="T26" style:family="text">
      <style:text-properties officeooo:rsid="0033f3d9"/>
    </style:style>
    <style:style style:name="T27" style:family="text">
      <style:text-properties officeooo:rsid="00346388"/>
    </style:style>
    <style:style style:name="T28" style:family="text">
      <style:text-properties officeooo:rsid="0035517a"/>
    </style:style>
    <style:style style:name="T29" style:family="text">
      <style:text-properties officeooo:rsid="003708b4"/>
    </style:style>
    <style:style style:name="T30" style:family="text">
      <style:text-properties officeooo:rsid="003876d7"/>
    </style:style>
    <style:style style:name="T31" style:family="text">
      <style:text-properties officeooo:rsid="003a02f9"/>
    </style:style>
    <style:style style:name="T32" style:family="text">
      <style:text-properties fo:font-size="10.5pt" officeooo:rsid="003a02f9" style:font-size-asian="10.5pt" style:font-size-complex="10.5pt"/>
    </style:style>
    <style:style style:name="T33" style:family="text">
      <style:text-properties fo:font-size="10.5pt" officeooo:rsid="003876d7" style:font-size-asian="10.5pt" style:font-size-complex="10.5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 this project, you will research an influential figure from a Spanish-speaking region and share the results with the class. You may work in groups of up to three for this project. If you need a group, please email the instructor. Follow these steps to complete this project.</text:p>
      <text:p text:style-name="P1"/>
      <text:p text:style-name="P4">Person<text:span text:style-name="T29">a</text:span>: </text:p>
      <text:p text:style-name="P4"><text:span text:style-name="T29">Known as: el Padre</text:span><text:span text:style-name="T2"> </text:span><text:span text:style-name="T29">de</text:span><text:span text:style-name="T2"> El </text:span><text:span text:style-name="T29">S</text:span><text:span text:style-name="T2">alvador</text:span></text:p>
      <text:p text:style-name="P8"><text:span text:style-name="T4">Born: </text:span>1767-1832</text:p>
      <text:p text:style-name="P9">parents: panama and guatamalen both creoles (born from conquistador lines)</text:p>
      <text:p text:style-name="P3"><text:span text:style-name="T29">Pais</text:span>: El Salvador</text:p>
      <text:p text:style-name="P10"><text:span text:style-name="T8">university: guatamala city : </text:span>e <text:a xlink:type="simple" xlink:href="https://en.wikipedia.org/w/index.php?title=Tridentine_College_and_Seminary_of_Our_Lady_of_the_Assumption&amp;action=edit&amp;redlink=1" text:style-name="Internet_20_link" text:visited-style-name="Visited_20_Internet_20_Link">Tridentine College and Seminary of Our Lady of the Assumption</text:a><text:span text:style-name="T9"> </text:span></text:p>
      <text:p text:style-name="P9">degree law and theology</text:p>
      <text:p text:style-name="P5">Occupation: <text:span text:style-name="T10">Priest – Politician - JUdge</text:span></text:p>
      <text:p text:style-name="P5">Achievements: <text:span text:style-name="T28">Led first revolution from New Spain, Served as first president, started the first newspaper, elected to national assembly twice, formed the constitution of FRCA and El salvador</text:span></text:p>
      <text:p text:style-name="P5">Historical Context: </text:p>
      <text:p text:style-name="P5">A reflection question: </text:p>
      <text:p text:style-name="P11">If is the equivalent to John Adams as General x is to General Washington, why did the General not succeed in becoming the El Salvador president? </text:p>
      <text:p text:style-name="P11">Reflection answer: was appointed by New Spain. Arca was gone to USA trying to get help (much like Ben Franklin). He was made the FRCA president <text:span text:style-name="T30">(1825-1828) </text:span>instead of El Salvador and passified Nicaragua uprisings (like Shays Rebellion).</text:p>
      <text:p text:style-name="P5"/>
      <text:p text:style-name="P7">Timeline:</text:p>
      <text:list text:style-name="L1">
        <text:list-item>
          <text:p text:style-name="P20">15<text:span text:style-name="T21">00-1800s</text:span> all of it was spain / england / french or dutch. </text:p>
          <text:list>
            <text:list-item>
              <text:p text:style-name="P22">new spain 1521-1821, </text:p>
            </text:list-item>
            <text:list-item>
              <text:p text:style-name="P22">conquistador <text:a xlink:type="simple" xlink:href="https://en.wikipedia.org/wiki/Gonzalo_de_Alvarado" text:style-name="Internet_20_link" text:visited-style-name="Visited_20_Internet_20_Link">Gonzalo de Alvarado</text:a> founded a mission he named San Salvador in 1525.</text:p>
            </text:list-item>
            <text:list-item>
              <text:p text:style-name="P21">New spain mexico – coastrica</text:p>
            </text:list-item>
            <text:list-item>
              <text:p text:style-name="P21">new granada – ecuador columbia venezula panama</text:p>
            </text:list-item>
            <text:list-item>
              <text:p text:style-name="P21">peru – peru/chillie</text:p>
            </text:list-item>
            <text:list-item>
              <text:p text:style-name="P21">la plata – argentia, boliva, urguay, paraguay</text:p>
            </text:list-item>
            <text:list-item>
              <text:p text:style-name="P21">brazil </text:p>
            </text:list-item>
          </text:list>
        </text:list-item>
        <text:list-item>
          <text:p text:style-name="P35"><text:soft-page-break/>1808 Bonarpte conquers spain, puts his brother in charge. Spanish america does not recognize. Began movement toward independent sovereignty. </text:p>
        </text:list-item>
        <text:list-item>
          <text:p text:style-name="P14"><text:span text:style-name="T20">1808-1821 New spain / viceroy and govener control split between old and new systems</text:span></text:p>
        </text:list-item>
        <text:list-item>
          <text:p text:style-name="P36">1811</text:p>
          <text:list>
            <text:list-item>
              <text:p text:style-name="P14"><text:span text:style-name="T5">First indpendent movement began in 1811 by 3 key players </text:span>as </text:p>
              <text:list>
                <text:list-item>
                  <text:p text:style-name="P14"><text:a xlink:type="simple" xlink:href="https://en.wikipedia.org/wiki/José_Matías_Delgado" text:style-name="Internet_20_link" text:visited-style-name="Visited_20_Internet_20_Link">José Matías Delgado</text:a> <text:span text:style-name="T5">(preist) </text:span><text:span text:style-name="T17">(</text:span><text:span text:style-name="T18">national assembly</text:span><text:span text:style-name="T17"> second president)</text:span>, <text:span text:style-name="T18">pardon - </text:span><text:span text:style-name="T19">brains</text:span></text:p>
                </text:list-item>
                <text:list-item>
                  <text:p text:style-name="P14"><text:a xlink:type="simple" xlink:href="https://en.wikipedia.org/wiki/Manuel_José_Arce" text:style-name="Internet_20_link" text:visited-style-name="Visited_20_Internet_20_Link">Manuel José Arce</text:a> <text:span text:style-name="T5">(spaniard/</text:span><text:span text:style-name="T6">creole</text:span><text:span text:style-name="T5">) </text:span><text:span text:style-name="T15">(</text:span><text:span text:style-name="T18">national assembly</text:span> <text:span text:style-name="T15">first president)</text:span>, <text:span text:style-name="T18">spent 4 years in prison - </text:span><text:span text:style-name="T19">bronze</text:span></text:p>
                </text:list-item>
                <text:list-item>
                  <text:p text:style-name="P14"><text:a xlink:type="simple" xlink:href="https://en.wikipedia.org/wiki/Santiago_José_Celis" text:style-name="Internet_20_link" text:visited-style-name="Visited_20_Internet_20_Link">Santiago José Celis</text:a> <text:span text:style-name="T5">(</text:span><text:span text:style-name="T6">spaniard/</text:span><text:span text:style-name="T5">creole) </text:span><text:span text:style-name="T18">died in 1814 after being released from prison - </text:span><text:span text:style-name="T19">medical</text:span></text:p>
                </text:list-item>
              </text:list>
            </text:list-item>
            <text:list-item>
              <text:p text:style-name="P37"><text:span text:style-name="T19">other </text:span>Key players in the revolution</text:p>
              <text:list>
                <text:list-item>
                  <text:h text:style-name="P12" text:outline-level="1"><text:bookmark text:name="firstHeading Copy 1"/>José Gregorio Salazar <text:span text:style-name="T19">1834-1835 first president of FRCA</text:span></text:h>
                </text:list-item>
                <text:list-item>
                  <text:h text:style-name="P12" text:outline-level="1"><text:bookmark text:name="firstHeading"/><text:span text:style-name="T18">Francisco Morazán – </text:span><text:span text:style-name="T19">1835-1839 second</text:span><text:span text:style-name="T18"> president of FRCA. Guatamalan</text:span></text:h>
                </text:list-item>
              </text:list>
            </text:list-item>
            <text:list-item>
              <text:p text:style-name="P14">rung the bells of the Church of La Merced as a public cry for liberty. The rebellion began with confiscating 3,000 guns and the funds in the royal treasury.</text:p>
            </text:list-item>
            <text:list-item>
              <text:p text:style-name="P15">"There is no King, nor Intendant, nor Captain General. We only must obey our <text:a xlink:type="simple" xlink:href="https://en.wikipedia.org/wiki/Alcalde" text:style-name="Internet_20_link" text:visited-style-name="Visited_20_Internet_20_Link"><text:span text:style-name="T11">alcaldes</text:span></text:a>," <text:s/><text:span text:style-name="T10">(LOCAL GOVERNMENT)</text:span></text:p>
            </text:list-item>
            <text:list-item>
              <text:p text:style-name="P15">In El Salvador, the independence movement and the 1811 Revolt are officially commemorated every 5 November and recognized as the "First Shout for the Independence of Central America". </text:p>
            </text:list-item>
            <text:list-item>
              <text:p text:style-name="P38">Caste system</text:p>
              <text:list>
                <text:list-item>
                  <text:p text:style-name="P38">Whites</text:p>
                  <text:list>
                    <text:list-item>
                      <text:list>
                        <text:list-item>
                          <text:p text:style-name="P24">pennisular – 1iberian + 1iberian (born in iberia)</text:p>
                        </text:list-item>
                        <text:list-item>
                          <text:p text:style-name="P24">creole – 1iberian + 1iberian (born in americas)</text:p>
                        </text:list-item>
                      </text:list>
                    </text:list-item>
                  </text:list>
                </text:list-item>
                <text:list-item>
                  <text:p text:style-name="P24">Non-Whites</text:p>
                  <text:list>
                    <text:list-item>
                      <text:list>
                        <text:list-item>
                          <text:p text:style-name="P24">mestizo -1euro + 1indio</text:p>
                        </text:list-item>
                        <text:list-item>
                          <text:p text:style-name="P24">mulato – 1euro + 1african</text:p>
                        </text:list-item>
                        <text:list-item>
                          <text:p text:style-name="P26">indios – 1indio + 1indio</text:p>
                        </text:list-item>
                        <text:list-item>
                          <text:p text:style-name="P25">lobo – <text:span text:style-name="T7">1african</text:span> + 1indio</text:p>
                        </text:list-item>
                        <text:list-item>
                          <text:p text:style-name="P26">african – 1african + 1african</text:p>
                        </text:list-item>
                      </text:list>
                    </text:list-item>
                  </text:list>
                </text:list-item>
              </text:list>
            </text:list-item>
            <text:list-item>
              <text:p text:style-name="P27">Peacful neogtiations applied, and leaders appointed to government functions (delgado is in guatamale city as seminary director)</text:p>
              <text:list>
                <text:list-item>
                  <text:p text:style-name="P27"><text:soft-page-break/>another 1814 revolt happens of infighting in el salvador. Original memeber <text:s/><text:a xlink:type="simple" xlink:href="https://en.wikipedia.org/wiki/Santiago_José_Celis" text:style-name="Internet_20_link" text:visited-style-name="Visited_20_Internet_20_Link">Santiago José Celis</text:a> dies. </text:p>
                </text:list-item>
              </text:list>
            </text:list-item>
          </text:list>
        </text:list-item>
        <text:list-item>
          <text:h text:style-name="P13" text:outline-level="1"><text:bookmark text:name="firstHeading Copy 2"/><text:span text:style-name="T30">1819-1821 </text:span>Pedro Barriere <text:span text:style-name="T30">is </text:span><text:span text:style-name="T31">govener u</text:span><text:span text:style-name="T30">nder new spain</text:span></text:h>
        </text:list-item>
        <text:list-item>
          <text:p text:style-name="P28">1820 <text:span text:style-name="T19">delgado </text:span>sent back to el salvador as the provincial deputy <text:span text:style-name="T19">by new spain</text:span></text:p>
        </text:list-item>
        <text:list-item>
          <text:p text:style-name="P28"><text:span text:style-name="T32">1821 Pedro barrie assigned as </text:span><text:span text:style-name="T33">1st president of el salvador. </text:span><text:span text:style-name="T32">KIA in battle 3 months later</text:span></text:p>
        </text:list-item>
        <text:list-item>
          <text:p text:style-name="P30">1821-1823 assigned as <text:span text:style-name="T30">2nd </text:span>president of el salvador by new spain interm government </text:p>
        </text:list-item>
        <text:list-item>
          <text:p text:style-name="P29"><text:span text:style-name="T21">Meixco decalres independence from </text:span><text:span text:style-name="T25">new </text:span><text:span text:style-name="T21">spain becomes </text:span><text:span text:style-name="T14">1st mexican empire 1821-1823, </text:span></text:p>
        </text:list-item>
        <text:list-item>
          <text:p text:style-name="P14"><text:span text:style-name="T21">1821 </text:span>Central America (then the <text:a xlink:type="simple" xlink:href="https://en.wikipedia.org/wiki/Captaincy_General_of_Guatemala" text:style-name="Internet_20_link" text:visited-style-name="Visited_20_Internet_20_Link">Captaincy General of Guatemala</text:a>) <text:a xlink:type="simple" xlink:href="https://en.wikipedia.org/wiki/Act_of_Independence_of_Central_America" text:style-name="Internet_20_link" text:visited-style-name="Visited_20_Internet_20_Link">declared its independence</text:a> from the <text:a xlink:type="simple" xlink:href="https://en.wikipedia.org/wiki/Spanish_Empire" text:style-name="Internet_20_link" text:visited-style-name="Visited_20_Internet_20_Link">Spanish Empire</text:a> in September 1821, it was <text:a xlink:type="simple" xlink:href="https://en.wikipedia.org/wiki/Central_America_under_Mexican_rule" text:style-name="Internet_20_link" text:visited-style-name="Visited_20_Internet_20_Link">annexed</text:a> by the <text:a xlink:type="simple" xlink:href="https://en.wikipedia.org/wiki/First_Mexican_Empire" text:style-name="Internet_20_link" text:visited-style-name="Visited_20_Internet_20_Link">First Mexican Empire</text:a> in January 1822 before regaining its independence and forming a <text:a xlink:type="simple" xlink:href="https://en.wikipedia.org/wiki/Federal_republic" text:style-name="Internet_20_link" text:visited-style-name="Visited_20_Internet_20_Link">federal republic</text:a> in 1823. </text:p>
        </text:list-item>
        <text:list-item>
          <text:p text:style-name="P27">1821 <text:span text:style-name="T12">guatamala city (capital) votes to join the first mexico republic. Vote made for all central american countries. El salvador delgado resists, breaks away from guatamala and begin skirmishes taking and losing towns from 1821-1823. </text:span><text:span text:style-name="T13">Central america countries are part of meixco republic at this time.</text:span></text:p>
        </text:list-item>
        <text:list-item>
          <text:p text:style-name="P23">1822 el salvador petietions US to become an alliance partner, and 2 months later surrendered to mexico.</text:p>
        </text:list-item>
        <text:list-item>
          <text:p text:style-name="P31">1823 mexico completes its independence of the former <text:span text:style-name="T24">new </text:span>spain</text:p>
        </text:list-item>
        <text:list-item>
          <text:p text:style-name="P32">1823 El salvador delgado surrernders <text:span text:style-name="T21">to guatamala city forces.</text:span></text:p>
        </text:list-item>
        <text:list-item>
          <text:p text:style-name="P31">1823 all countries previously under guatamala captincy are granted autnomous rule</text:p>
        </text:list-item>
        <text:list-item>
          <text:p text:style-name="P32"><text:span text:style-name="T21">1st mexico empire becomes </text:span>1st mexican <text:span text:style-name="T13">re</text:span><text:span text:style-name="T14">pu</text:span><text:span text:style-name="T13">bulic </text:span>1823-1835. </text:p>
          <text:list>
            <text:list-item>
              <text:p text:style-name="P33">2nd mexican republic 1836-1864</text:p>
            </text:list-item>
          </text:list>
        </text:list-item>
        <text:list-item>
          <text:p text:style-name="P16"><text:span text:style-name="T2">FRCA lasted from 1823 and 1839/1841. </text:span><text:span text:style-name="T3">Federal Republic of Central America</text:span><text:span text:style-name="T2"> </text:span><text:span text:style-name="T1">(</text:span><text:a xlink:type="simple" xlink:href="https://en.wikipedia.org/wiki/Costa_Rica" text:style-name="Internet_20_link" text:visited-style-name="Visited_20_Internet_20_Link"><text:span text:style-name="T1">Costa Rica</text:span></text:a><text:span text:style-name="T1">, </text:span><text:a xlink:type="simple" xlink:href="https://en.wikipedia.org/wiki/El_Salvador" text:style-name="Internet_20_link" text:visited-style-name="Visited_20_Internet_20_Link"><text:span text:style-name="T1">El Salvador</text:span></text:a><text:span text:style-name="T1">, </text:span><text:a xlink:type="simple" xlink:href="https://en.wikipedia.org/wiki/Guatemala" text:style-name="Internet_20_link" text:visited-style-name="Visited_20_Internet_20_Link"><text:span text:style-name="T1">Guatemala</text:span></text:a><text:span text:style-name="T1">, </text:span><text:a xlink:type="simple" xlink:href="https://en.wikipedia.org/wiki/Honduras" text:style-name="Internet_20_link" text:visited-style-name="Visited_20_Internet_20_Link"><text:span text:style-name="T1">Honduras</text:span></text:a><text:span text:style-name="T1">, and </text:span><text:a xlink:type="simple" xlink:href="https://en.wikipedia.org/wiki/Nicaragua" text:style-name="Internet_20_link" text:visited-style-name="Visited_20_Internet_20_Link"><text:span text:style-name="T1">Nicaragua</text:span></text:a><text:span text:style-name="T1">), and a Federal District from 1835 to 1839. </text:span><text:a xlink:type="simple" xlink:href="https://en.wikipedia.org/wiki/Guatemala_City" text:style-name="Internet_20_link" text:visited-style-name="Visited_20_Internet_20_Link"><text:span text:style-name="T1">Guatemala City</text:span></text:a><text:span text:style-name="T1"> was its capital city until 1834, when the seat of government was relocated to </text:span><text:a xlink:type="simple" xlink:href="https://en.wikipedia.org/wiki/San_Salvador" text:style-name="Internet_20_link" text:visited-style-name="Visited_20_Internet_20_Link"><text:span text:style-name="T1">San Salvador</text:span></text:a><text:span text:style-name="T1">.</text:span></text:p>
          <text:list>
            <text:list-item>
              <text:p text:style-name="P17"><text:span text:style-name="T21">1823 -1824 was “</text:span>The United Provinces of Central America”</text:p>
            </text:list-item>
            <text:list-item>
              <text:p text:style-name="P34"><text:span text:style-name="T14">1823 </text:span>Delgado was <text:span text:style-name="T15">then </text:span>elected one of the representatives to the constituent congress of the <text:a xlink:type="simple" xlink:href="https://en.wikipedia.org/wiki/Federal_Republic_of_Central_America" text:style-name="Internet_20_link" text:visited-style-name="Visited_20_Internet_20_Link">Federal Republic of Central America</text:a>. <text:span text:style-name="T21">(1st continetal congress) </text:span><text:span text:style-name="T25">Serves as president of the council </text:span><text:span text:style-name="T26">(like speaker of the house)</text:span></text:p>
            </text:list-item>
            <text:list-item>
              <text:p text:style-name="P39"><text:span text:style-name="T15">FRCA </text:span>Constitution <text:span text:style-name="T15">is</text:span> based on the US</text:p>
            </text:list-item>
          </text:list>
        </text:list-item>
        <text:list-item>
          <text:p text:style-name="P34">1824, he was named the first bishop of San Salvador </text:p>
        </text:list-item>
        <text:list-item>
          <text:p text:style-name="P18"><text:span text:style-name="T16">1824 purchased a printing press in guatamala with public funds </text:span>publish the first Salvadoran newspaper, <text:span text:style-name="T11">El Semanario Político Mercantil</text:span>. <text:span text:style-name="T27">The paper ran until 1850. </text:span></text:p>
        </text:list-item>
        <text:list-item>
          <text:p text:style-name="P41"><text:soft-page-break/>1832 serves as deupty national assembly</text:p>
        </text:list-item>
        <text:list-item>
          <text:p text:style-name="P42">1832 serves as president of the natioanl assembly again</text:p>
        </text:list-item>
        <text:list-item>
          <text:p text:style-name="P42">1832 dies of flu in winter.</text:p>
        </text:list-item>
        <text:list-item>
          <text:p text:style-name="P42"><text:span text:style-name="T27">1833 designated by NA as </text:span>"Meritorious of the Fatherland" </text:p>
        </text:list-item>
        <text:list-item>
          <text:p text:style-name="P19"><text:span text:style-name="T27">1967 NA awards a second title as </text:span>"Father of the Central American Fatherland" </text:p>
        </text:list-item>
        <text:list-item>
          <text:p text:style-name="P43">1838-1841 FRCA conflict</text:p>
          <text:list>
            <text:list-item>
              <text:p text:style-name="P43">1838 begins FRCA cholera/political/social/poverty/religion/federal funding and tax collection lead to civil war and break aways. Nicuragua 1<text:span text:style-name="T23">st</text:span> to leave. </text:p>
            </text:list-item>
            <text:list-item>
              <text:p text:style-name="P40"><text:span text:style-name="T22">1841 war ends. </text:span>broke apart <text:span text:style-name="T15">into individual states with various commerace clauses/trade agreements</text:span>. </text:p>
            </text:list-item>
          </text:list>
        </text:list-item>
        <text:list-item>
          <text:p text:style-name="P44">Bordered mexico, brithish hondouas (belize) and gran columbia</text:p>
        </text:list-item>
      </text:list>
      <text:p text:style-name="P3"/>
      <text:p text:style-name="P3">Build Design <text:span text:style-name="T1">3-5 minute powerpoint</text:span></text:p>
      <text:p text:style-name="P3">Outline</text:p>
      <text:p text:style-name="P5">References:</text:p>
      <text:p text:style-name="P3">Maps – ggplot</text:p>
      <text:p text:style-name="P3">Images – person</text:p>
      <text:p text:style-name="P3">Icons – Flag, resistance symbol</text:p>
      <text:p text:style-name="P3">slideshows format – background something geospatial or hispanic</text:p>
      <text:p text:style-name="P2"/>
      <text:p text:style-name="P2">Step 1: Choose a figure and conduct research in English</text:p>
      <text:p text:style-name="P2">· Basic biographical information about the figure including name, nationality, date/place of birth and/or death if applicable.</text:p>
      <text:p text:style-name="P2">· Occupation</text:p>
      <text:p text:style-name="P2">· Achievements or impacts on society and the world</text:p>
      <text:p text:style-name="P2">· Historical context of the figure’s contributions (i.e., what was happening in the region at the time of their contributions?)</text:p>
      <text:p text:style-name="P2"> Include a reflection question for the class.</text:p>
      <text:p text:style-name="P2"> </text:p>
      <text:p text:style-name="P2">Here are some ideas for figures to research: Rigoberta Menchú (Guatemalan indigenous leader), César Chávez (Mexican-American labor leader and activist), ChocQuibTown (Afro-Colombian music group), <text:soft-page-break/>René Favaloro (Argentine cardiovascular surgeon), Domitila Barrios de Chungara (Bolivian activist); Berta Cáceres (Honduran environmental activist)</text:p>
      <text:p text:style-name="P2">Step 2: Prepare your presentation</text:p>
      <text:p text:style-name="P2">You are welcome to prepare the presentation in English, Spanish, or a mix of Spanish and English. Your presentation can be prepared as a Powerpoint or infographic. See Canva.com for free infographic templates. Be sure to include a mix of visuals and texts and a list of works cited.</text:p>
      <text:p text:style-name="P2">Share your presentation with the class via Harmonize.</text:p>
      <text:p text:style-name="P2">Step 3: Present in class</text:p>
      <text:p text:style-name="P2">You will present in class. Aim for 3-5 minutes total of presentation. Be sure to include a reflection question for the class.</text:p>
      <text:p text:style-name="Standard"/>
      <text:p text:style-name="P6">References</text:p>
      <text:p text:style-name="P6"><text:a xlink:type="simple" xlink:href="https://en.wikipedia.org/wiki/José_Matías_Delgado" text:style-name="Internet_20_link" text:visited-style-name="Visited_20_Internet_20_Link">https://en.wikipedia.org/wiki/Jos%C3%A9_Mat%C3%ADas_Delgado</text:a></text:p>
      <text:p text:style-name="P6"><text:a xlink:type="simple" xlink:href="https://en.wikipedia.org/wiki/1811_Independence_Movement" text:style-name="Internet_20_link" text:visited-style-name="Visited_20_Internet_20_Link">https://en.wikipedia.org/wiki/1811_Independence_Movement</text:a></text:p>
      <text:p text:style-name="P6"><text:a xlink:type="simple" xlink:href="https://en.wikipedia.org/wiki/Federal_Republic_of_Central_America" text:style-name="Internet_20_link" text:visited-style-name="Visited_20_Internet_20_Link">https://en.wikipedia.org/wiki/Federal_Republic_of_Central_America</text:a></text:p>
      <text:p text:style-name="P6"><text:a xlink:type="simple" xlink:href="https://en.wikipedia.org/wiki/First_Mexican_Empire" text:style-name="Internet_20_link" text:visited-style-name="Visited_20_Internet_20_Link">https://en.wikipedia.org/wiki/First_Mexican_Empire</text:a></text:p>
      <text:p text:style-name="P6"><text:a xlink:type="simple" xlink:href="https://en.wikipedia.org/wiki/History_of_El_Salvador" text:style-name="Internet_20_link" text:visited-style-name="Visited_20_Internet_20_Link">https://en.wikipedia.org/wiki/History_of_El_Salvador</text:a></text:p>
      <text:p text:style-name="P6"><text:a xlink:type="simple" xlink:href="https://books.google.com/books/about/Periódicos_y_cultura_impresa_en_El_Salv.html?id=AYC8jwEACAAJ" text:style-name="Internet_20_link" text:visited-style-name="Visited_20_Internet_20_Link">https://books.google.com/books/about/Peri%C3%B3dicos_y_cultura_impresa_en_El_Salv.html?id=AYC8jwEACAAJ</text:a></text:p>
      <text:p text:style-name="P6"/>
      <text:p text:style-name="P6"/>
      <text:p text:style-name="P6"/>
      <text:p text:style-name="P6">my boo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16T19:13:26.258472186</meta:creation-date>
    <dc:date>2026-02-20T08:22:41.822764565</dc:date>
    <meta:editing-duration>PT16H9M35S</meta:editing-duration>
    <meta:editing-cycles>17</meta:editing-cycles>
    <meta:generator>LibreOffice/24.2.7.2$Linux_X86_64 LibreOffice_project/420$Build-2</meta:generator>
    <meta:document-statistic meta:table-count="0" meta:image-count="0" meta:object-count="0" meta:page-count="5" meta:paragraph-count="104" meta:word-count="1200" meta:character-count="7809" meta:non-whitespace-character-count="6731"/>
  </office:meta>
</office:document-meta>
</file>